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/>
    </style:style>
    <style:style style:name="P2" style:family="paragraph" style:parent-style-name="Heading_20_3">
      <style:paragraph-properties fo:margin-left="0in" fo:margin-right="0in" fo:text-indent="0in" style:auto-text-indent="false"/>
    </style:style>
    <style:style style:name="P3" style:family="paragraph" style:parent-style-name="Preformatted_20_Text" style:list-style-name="L3">
      <style:paragraph-properties fo:margin-left="0in" fo:margin-right="0in" fo:text-indent="0in" style:auto-text-indent="false"/>
    </style:style>
    <style:style style:name="P4" style:family="paragraph" style:parent-style-name="Preformatted_20_Text" style:list-style-name="L3">
      <style:paragraph-properties fo:margin-left="0in" fo:margin-right="0in" fo:margin-top="0in" fo:margin-bottom="0.1965in" style:contextual-spacing="false" fo:text-indent="0in" style:auto-text-indent="false"/>
    </style:style>
    <style:style style:name="P5" style:family="paragraph" style:parent-style-name="Standard">
      <style:paragraph-properties fo:margin-top="0in" fo:margin-bottom="0.1965in" style:contextual-spacing="false" fo:break-before="page"/>
      <style:text-properties officeooo:rsid="000d456d" officeooo:paragraph-rsid="000d456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text-properties officeooo:paragraph-rsid="000d456d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7"/>
    <style:style style:name="P32" style:family="paragraph" style:parent-style-name="Text_20_body" style:list-style-name="L17">
      <style:paragraph-properties fo:margin-top="0in" fo:margin-bottom="0in" style:contextual-spacing="false"/>
    </style:style>
    <style:style style:name="P33" style:family="paragraph" style:parent-style-name="Text_20_body" style:list-style-name="L18"/>
    <style:style style:name="P34" style:family="paragraph" style:parent-style-name="Text_20_body" style:list-style-name="L19"/>
    <style:style style:name="P35" style:family="paragraph" style:parent-style-name="Text_20_body" style:list-style-name="L19">
      <style:paragraph-properties fo:margin-top="0in" fo:margin-bottom="0in" style:contextual-spacing="false"/>
    </style:style>
    <style:style style:name="P36" style:family="paragraph" style:parent-style-name="Text_20_body" style:list-style-name="L20"/>
    <style:style style:name="P37" style:family="paragraph" style:parent-style-name="Text_20_body" style:list-style-name="L21"/>
    <style:style style:name="P38" style:family="paragraph" style:parent-style-name="Text_20_body" style:list-style-name="L21">
      <style:paragraph-properties fo:margin-top="0in" fo:margin-bottom="0in" style:contextual-spacing="false"/>
    </style:style>
    <style:style style:name="P39" style:family="paragraph" style:parent-style-name="Text_20_body" style:list-style-name="L22"/>
    <style:style style:name="P40" style:family="paragraph" style:parent-style-name="Text_20_body" style:list-style-name="L23"/>
    <style:style style:name="P41" style:family="paragraph" style:parent-style-name="Text_20_body" style:list-style-name="L23">
      <style:paragraph-properties fo:margin-top="0in" fo:margin-bottom="0in" style:contextual-spacing="false"/>
    </style:style>
    <style:style style:name="P42" style:family="paragraph" style:parent-style-name="Text_20_body" style:list-style-name="L24"/>
    <style:style style:name="P43" style:family="paragraph" style:parent-style-name="Text_20_body" style:list-style-name="L25"/>
    <style:style style:name="P44" style:family="paragraph" style:parent-style-name="Text_20_body" style:list-style-name="L25">
      <style:paragraph-properties fo:margin-top="0in" fo:margin-bottom="0in" style:contextual-spacing="false"/>
    </style:style>
    <style:style style:name="P45" style:family="paragraph" style:parent-style-name="Text_20_body">
      <style:paragraph-properties fo:break-before="page"/>
    </style:style>
    <style:style style:name="P46" style:family="paragraph" style:parent-style-name="Text_20_body" style:list-style-name="L26"/>
    <style:style style:name="P47" style:family="paragraph" style:parent-style-name="Text_20_body" style:list-style-name="L26">
      <style:paragraph-properties fo:margin-top="0in" fo:margin-bottom="0in" style:contextual-spacing="false"/>
    </style:style>
    <style:style style:name="P48" style:family="paragraph" style:parent-style-name="Text_20_body">
      <style:paragraph-properties fo:break-before="page"/>
      <style:text-properties officeooo:rsid="000d456d" officeooo:paragraph-rsid="000d456d"/>
    </style:style>
    <style:style style:name="P49" style:family="paragraph" style:parent-style-name="Text_20_body">
      <style:text-properties officeooo:rsid="000d456d" officeooo:paragraph-rsid="000d456d"/>
    </style:style>
    <style:style style:name="P50" style:family="paragraph" style:parent-style-name="Text_20_body" style:list-style-name="L28"/>
    <style:style style:name="P51" style:family="paragraph" style:parent-style-name="Text_20_body" style:list-style-name="L28">
      <style:paragraph-properties fo:margin-top="0in" fo:margin-bottom="0in" style:contextual-spacing="false"/>
    </style:style>
    <style:style style:name="P52" style:family="paragraph" style:parent-style-name="Text_20_body" style:list-style-name="L29"/>
    <style:style style:name="P53" style:family="paragraph" style:parent-style-name="Text_20_body" style:list-style-name="L30"/>
    <style:style style:name="P54" style:family="paragraph" style:parent-style-name="Text_20_body" style:list-style-name="L30">
      <style:paragraph-properties fo:margin-top="0in" fo:margin-bottom="0in" style:contextual-spacing="false"/>
    </style:style>
    <style:style style:name="P55" style:family="paragraph" style:parent-style-name="Text_20_body" style:list-style-name="L31"/>
    <style:style style:name="P56" style:family="paragraph" style:parent-style-name="Text_20_body" style:list-style-name="L32"/>
    <style:style style:name="P57" style:family="paragraph" style:parent-style-name="Text_20_body" style:list-style-name="L32">
      <style:paragraph-properties fo:margin-top="0in" fo:margin-bottom="0in" style:contextual-spacing="false"/>
    </style:style>
    <style:style style:name="P58" style:family="paragraph" style:parent-style-name="Text_20_body" style:list-style-name="L33"/>
    <style:style style:name="P59" style:family="paragraph" style:parent-style-name="Text_20_body" style:list-style-name="L34"/>
    <style:style style:name="P60" style:family="paragraph" style:parent-style-name="Text_20_body" style:list-style-name="L34">
      <style:paragraph-properties fo:margin-top="0in" fo:margin-bottom="0in" style:contextual-spacing="false"/>
    </style:style>
    <style:style style:name="P61" style:family="paragraph" style:parent-style-name="Text_20_body" style:list-style-name="L36"/>
    <style:style style:name="P62" style:family="paragraph" style:parent-style-name="Text_20_body" style:list-style-name="L36">
      <style:paragraph-properties fo:margin-top="0in" fo:margin-bottom="0in" style:contextual-spacing="false"/>
    </style:style>
    <style:style style:name="P63" style:family="paragraph" style:parent-style-name="Text_20_body" style:list-style-name="L37"/>
    <style:style style:name="P64" style:family="paragraph" style:parent-style-name="Text_20_body" style:list-style-name="L38"/>
    <style:style style:name="P65" style:family="paragraph" style:parent-style-name="Text_20_body" style:list-style-name="L38">
      <style:paragraph-properties fo:margin-top="0in" fo:margin-bottom="0in" style:contextual-spacing="false"/>
    </style:style>
    <style:style style:name="P66" style:family="paragraph" style:parent-style-name="Text_20_body" style:list-style-name="L39"/>
    <style:style style:name="P67" style:family="paragraph" style:parent-style-name="Text_20_body" style:list-style-name="L40"/>
    <style:style style:name="P68" style:family="paragraph" style:parent-style-name="Text_20_body" style:list-style-name="L40">
      <style:paragraph-properties fo:margin-top="0in" fo:margin-bottom="0in" style:contextual-spacing="false"/>
    </style:style>
    <style:style style:name="P69" style:family="paragraph" style:parent-style-name="Text_20_body" style:list-style-name="L41"/>
    <style:style style:name="P70" style:family="paragraph" style:parent-style-name="Text_20_body" style:list-style-name="L42"/>
    <style:style style:name="P71" style:family="paragraph" style:parent-style-name="Text_20_body" style:list-style-name="L42">
      <style:paragraph-properties fo:margin-top="0in" fo:margin-bottom="0in" style:contextual-spacing="false"/>
    </style:style>
    <style:style style:name="P72" style:family="paragraph" style:parent-style-name="Text_20_body" style:list-style-name="L43"/>
    <style:style style:name="P73" style:family="paragraph" style:parent-style-name="Text_20_body" style:list-style-name="L44"/>
    <style:style style:name="P74" style:family="paragraph" style:parent-style-name="Text_20_body" style:list-style-name="L44">
      <style:paragraph-properties fo:margin-top="0in" fo:margin-bottom="0in" style:contextual-spacing="false"/>
    </style:style>
    <style:style style:name="P75" style:family="paragraph" style:parent-style-name="Text_20_body" style:list-style-name="L45"/>
    <style:style style:name="P76" style:family="paragraph" style:parent-style-name="Text_20_body" style:list-style-name="L46"/>
    <style:style style:name="P77" style:family="paragraph" style:parent-style-name="Text_20_body" style:list-style-name="L46">
      <style:paragraph-properties fo:margin-top="0in" fo:margin-bottom="0in" style:contextual-spacing="false"/>
    </style:style>
    <style:style style:name="P78" style:family="paragraph" style:parent-style-name="Text_20_body" style:list-style-name="L47"/>
    <style:style style:name="P79" style:family="paragraph" style:parent-style-name="Text_20_body" style:list-style-name="L48"/>
    <style:style style:name="P80" style:family="paragraph" style:parent-style-name="Text_20_body" style:list-style-name="L48">
      <style:paragraph-properties fo:margin-top="0in" fo:margin-bottom="0in" style:contextual-spacing="false"/>
    </style:style>
    <style:style style:name="P81" style:family="paragraph" style:parent-style-name="Text_20_body" style:list-style-name="L49"/>
    <style:style style:name="P82" style:family="paragraph" style:parent-style-name="Text_20_body" style:list-style-name="L50"/>
    <style:style style:name="P83" style:family="paragraph" style:parent-style-name="Text_20_body" style:list-style-name="L50">
      <style:paragraph-properties fo:margin-top="0in" fo:margin-bottom="0in" style:contextual-spacing="false"/>
    </style:style>
    <style:style style:name="P84" style:family="paragraph" style:parent-style-name="Text_20_body" style:list-style-name="L51"/>
    <style:style style:name="P85" style:family="paragraph" style:parent-style-name="Text_20_body" style:list-style-name="L52"/>
    <style:style style:name="P86" style:family="paragraph" style:parent-style-name="Text_20_body" style:list-style-name="L52">
      <style:paragraph-properties fo:margin-top="0in" fo:margin-bottom="0in" style:contextual-spacing="false"/>
    </style:style>
    <style:style style:name="T1" style:family="text">
      <style:text-properties officeooo:rsid="000d456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8">
        <text:list-item>
          <text:p text:style-name="P18"><text:span text:style-name="Strong_20_Emphasis"><text:span text:style-name="T1">Stockview</text:span></text:span></text:p>
        </text:list-item>
        <text:list-item>
          <text:p text:style-name="P17"><text:span text:style-name="Strong_20_Emphasis">Extracting the Stock Code</text:span>:</text:p>
        </text:list-item>
      </text:list>
      <text:list text:style-name="L9">
        <text:list-item>
          <text:p text:style-name="P20"><text:span text:style-name="Source_20_Text">stock_code = request.query_params.get('q')</text:span></text:p>
        </text:list-item>
        <text:list-item>
          <text:p text:style-name="P20"><text:span text:style-name="Strong_20_Emphasis">What it does</text:span>: This line extracts the stock code from the query parameters of the GET request (e.g., <text:span text:style-name="Source_20_Text">?q=aapl.us</text:span>).</text:p>
        </text:list-item>
        <text:list-item>
          <text:p text:style-name="P19"><text:span text:style-name="Strong_20_Emphasis">Why it's necessary</text:span>: The stock code is the key piece of information needed to query the stock data from the external service.</text:p>
        </text:list-item>
      </text:list>
      <text:list text:style-name="L10">
        <text:list-item>
          <text:p text:style-name="P21"><text:span text:style-name="Strong_20_Emphasis">Validation of Stock Code</text:span>:</text:p>
        </text:list-item>
      </text:list>
      <text:list text:style-name="L11">
        <text:list-item>
          <text:p text:style-name="P23"><text:span text:style-name="Source_20_Text">if not stock_code:</text:span></text:p>
        </text:list-item>
        <text:list-item>
          <text:p text:style-name="P23"><text:span text:style-name="Strong_20_Emphasis">What it does</text:span>: Checks if the stock code was provided in the request.</text:p>
        </text:list-item>
        <text:list-item>
          <text:p text:style-name="P23"><text:span text:style-name="Strong_20_Emphasis">Why it's necessary</text:span>: If the stock code is missing, the request cannot be processed, so an error response is returned.</text:p>
        </text:list-item>
        <text:list-item>
          <text:p text:style-name="P22"><text:span text:style-name="Strong_20_Emphasis">Error Handling</text:span>: Returns a <text:span text:style-name="Source_20_Text">400 Bad Request</text:span> status with an error message if the stock code is not provided.</text:p>
        </text:list-item>
      </text:list>
      <text:list text:style-name="L12">
        <text:list-item>
          <text:p text:style-name="P24"><text:span text:style-name="Strong_20_Emphasis">Constructing the Stock Service URL</text:span>:</text:p>
        </text:list-item>
      </text:list>
      <text:list text:style-name="L13">
        <text:list-item>
          <text:p text:style-name="P26"><text:span text:style-name="Source_20_Text">stock_service_url = f'http://0.0.0.0:8001/stock?q={stock_code}'</text:span></text:p>
        </text:list-item>
        <text:list-item>
          <text:p text:style-name="P26"><text:span text:style-name="Strong_20_Emphasis">What it does</text:span>: Constructs the URL to the <text:span text:style-name="Source_20_Text">stock_service</text:span> using the provided stock code.</text:p>
        </text:list-item>
        <text:list-item>
          <text:p text:style-name="P25"><text:span text:style-name="Strong_20_Emphasis">Why it's necessary</text:span>: The <text:span text:style-name="Source_20_Text">stock_service</text:span> is an internal service responsible for querying the external API for stock data. The URL needs to include the stock code to retrieve the correct data.</text:p>
        </text:list-item>
      </text:list>
      <text:list text:style-name="L14">
        <text:list-item>
          <text:p text:style-name="P27"><text:span text:style-name="Strong_20_Emphasis">Making the Request to Stock Service</text:span>:</text:p>
        </text:list-item>
      </text:list>
      <text:list text:style-name="L15">
        <text:list-item>
          <text:p text:style-name="P29"><text:span text:style-name="Source_20_Text">stock_service_response = requests.get(stock_service_url)</text:span></text:p>
        </text:list-item>
        <text:list-item>
          <text:p text:style-name="P29"><text:span text:style-name="Strong_20_Emphasis">What it does</text:span>: Sends a GET request to the <text:span text:style-name="Source_20_Text">stock_service</text:span> to fetch the stock data.</text:p>
        </text:list-item>
        <text:list-item>
          <text:p text:style-name="P28"><text:span text:style-name="Strong_20_Emphasis">Why it's necessary</text:span>: This is the core operation of this view, where the actual stock data is retrieved.</text:p>
        </text:list-item>
      </text:list>
      <text:list text:style-name="L16">
        <text:list-item>
          <text:p text:style-name="P30"><text:span text:style-name="Strong_20_Emphasis">Handling HTTP Errors</text:span>:</text:p>
        </text:list-item>
      </text:list>
      <text:list text:style-name="L17">
        <text:list-item>
          <text:p text:style-name="P32"><text:span text:style-name="Source_20_Text">stock_service_response.raise_for_status()</text:span></text:p>
        </text:list-item>
        <text:list-item>
          <text:p text:style-name="P32"><text:span text:style-name="Strong_20_Emphasis">What it does</text:span>: Checks if the response from the <text:span text:style-name="Source_20_Text">stock_service</text:span> indicates a successful request. If the request failed (e.g., the stock service is down, or the stock code is invalid), an exception is raised.</text:p>
        </text:list-item>
        <text:list-item>
          <text:p text:style-name="P31"><text:span text:style-name="Strong_20_Emphasis">Error Handling</text:span>: Catches any request-related exceptions and returns a <text:span text:style-name="Source_20_Text">500 Internal Server Error</text:span> status with the error message if something goes wrong with the request.</text:p>
        </text:list-item>
      </text:list>
      <text:list text:style-name="L18">
        <text:list-item>
          <text:p text:style-name="P33"><text:span text:style-name="Strong_20_Emphasis">Validating the Response Data</text:span>:</text:p>
        </text:list-item>
      </text:list>
      <text:list text:style-name="L19">
        <text:list-item>
          <text:p text:style-name="P35"><text:span text:style-name="Strong_20_Emphasis">What it does</text:span>: Ensures that all necessary fields (<text:span text:style-name="Source_20_Text">name</text:span>, <text:span text:style-name="Source_20_Text">symbol</text:span>, <text:span text:style-name="Source_20_Text">open</text:span>, <text:span text:style-name="Source_20_Text">high</text:span>, <text:span text:style-name="Source_20_Text">low</text:span>, <text:span text:style-name="Source_20_Text">close</text:span>) are present in the response from the <text:span text:style-name="Source_20_Text">stock_service</text:span>.</text:p>
        </text:list-item>
        <text:list-item>
          <text:p text:style-name="P35"><text:soft-page-break/><text:span text:style-name="Strong_20_Emphasis">Why it's necessary</text:span>: This validation step is crucial to ensure that the data returned is complete and can be reliably used. Incomplete data could lead to errors or misleading information.</text:p>
        </text:list-item>
        <text:list-item>
          <text:p text:style-name="P34"><text:span text:style-name="Strong_20_Emphasis">Error Handling</text:span>: If the required fields are missing, the view returns a <text:span text:style-name="Source_20_Text">500 Internal Server Error</text:span> with a message indicating the issue.</text:p>
        </text:list-item>
      </text:list>
      <text:list text:style-name="L20">
        <text:list-item>
          <text:p text:style-name="P36"><text:span text:style-name="Strong_20_Emphasis">Saving the Request to History</text:span>:</text:p>
        </text:list-item>
      </text:list>
      <text:list text:style-name="L21">
        <text:list-item>
          <text:p text:style-name="P38"><text:span text:style-name="Strong_20_Emphasis">What it does</text:span>: Creates a <text:span text:style-name="Source_20_Text">UserRequestHistory</text:span> record in the database, associating the stock query with the authenticated user.</text:p>
        </text:list-item>
        <text:list-item>
          <text:p text:style-name="P38"><text:span text:style-name="Strong_20_Emphasis">Why it's necessary</text:span>: This allows users to later retrieve their query history, and also supports the stats feature for superusers. It involves:</text:p>
          <text:list>
            <text:list-item>
              <text:p text:style-name="P38">Capturing the current date and time using <text:span text:style-name="Source_20_Text">timezone.now()</text:span>.</text:p>
            </text:list-item>
            <text:list-item>
              <text:p text:style-name="P38">Storing all relevant stock data.</text:p>
            </text:list-item>
            <text:list-item>
              <text:p text:style-name="P38">Associating the query with the <text:span text:style-name="Source_20_Text">request.user</text:span>.</text:p>
            </text:list-item>
          </text:list>
        </text:list-item>
        <text:list-item>
          <text:p text:style-name="P37"><text:span text:style-name="Strong_20_Emphasis">Persistence</text:span>: This operation ensures that user queries are stored persistently in the database.</text:p>
        </text:list-item>
      </text:list>
      <text:list text:style-name="L22">
        <text:list-item>
          <text:p text:style-name="P39"><text:span text:style-name="Strong_20_Emphasis">Returning the Stock Data</text:span>:</text:p>
        </text:list-item>
      </text:list>
      <text:list text:style-name="L23">
        <text:list-item>
          <text:p text:style-name="P41"><text:span text:style-name="Source_20_Text">return Response(stock_data)</text:span></text:p>
        </text:list-item>
        <text:list-item>
          <text:p text:style-name="P41"><text:span text:style-name="Strong_20_Emphasis">What it does</text:span>: Sends the retrieved stock data back to the client as a JSON response.</text:p>
        </text:list-item>
        <text:list-item>
          <text:p text:style-name="P40"><text:span text:style-name="Strong_20_Emphasis">Why it's necessary</text:span>: This is the final step where the user receives the requested information.</text:p>
        </text:list-item>
      </text:list>
      <text:list text:style-name="L24">
        <text:list-item>
          <text:p text:style-name="P42"><text:span text:style-name="Strong_20_Emphasis">Exception Handling</text:span>:</text:p>
        </text:list-item>
      </text:list>
      <text:list text:style-name="L25">
        <text:list-item>
          <text:p text:style-name="P44">The entire request to the <text:span text:style-name="Source_20_Text">stock_service</text:span> is wrapped in a <text:span text:style-name="Source_20_Text">try...except</text:span> block to handle any network-related issues or exceptions raised by the <text:span text:style-name="Source_20_Text">requests</text:span> library.</text:p>
        </text:list-item>
        <text:list-item>
          <text:p text:style-name="P43"><text:span text:style-name="Strong_20_Emphasis">Error Handling</text:span>: If an exception occurs, it catches the error and returns a <text:span text:style-name="Source_20_Text">500 Internal Server Error</text:span> with a message describing the issue.</text:p>
        </text:list-item>
      </text:list>
      <text:p text:style-name="Text_20_body"/>
      <text:p text:style-name="P5">History</text:p>
      <text:list text:style-name="L26">
        <text:list-item>
          <text:p text:style-name="P47"><text:span text:style-name="Strong_20_Emphasis">What it does</text:span>: This method overrides the default <text:span text:style-name="Source_20_Text">get_queryset()</text:span> method provided by <text:span text:style-name="Source_20_Text">ListAPIView</text:span> to filter the query results.</text:p>
        </text:list-item>
        <text:list-item>
          <text:p text:style-name="P47"><text:span text:style-name="Strong_20_Emphasis">Query Logic</text:span>:</text:p>
          <text:list>
            <text:list-item>
              <text:p text:style-name="P47"><text:span text:style-name="Source_20_Text">UserRequestHistory.objects.filter(user=self.request.user)</text:span>: Filters the <text:span text:style-name="Source_20_Text">UserRequestHistory</text:span> model to only include records where the <text:span text:style-name="Source_20_Text">user</text:span> field matches the currently authenticated user (<text:span text:style-name="Source_20_Text">self.request.user</text:span>).</text:p>
            </text:list-item>
            <text:list-item>
              <text:p text:style-name="P47"><text:span text:style-name="Source_20_Text">order_by('-date')</text:span>: Orders the filtered records by date in descending order, meaning the most recent queries appear first.</text:p>
            </text:list-item>
          </text:list>
        </text:list-item>
        <text:list-item>
          <text:p text:style-name="P46"><text:span text:style-name="Strong_20_Emphasis">Why it's necessary</text:span>: The view is intended to display the history of stock queries made by the user. Filtering by <text:span text:style-name="Source_20_Text">self.request.user</text:span> ensures that users only see their own query history, not those of other users.</text:p>
        </text:list-item>
      </text:list>
      <text:p text:style-name="Text_20_body"/>
      <text:p text:style-name="P48">Stats</text:p>
      <text:p text:style-name="P49"><text:span text:style-name="Strong_20_Emphasis">Superuser Check</text:span>:</text:p>
      <text:list text:style-name="L28">
        <text:list-item>
          <text:p text:style-name="P51"><text:span text:style-name="Source_20_Text">if not request.user.is_superuser:</text:span></text:p>
        </text:list-item>
        <text:list-item>
          <text:p text:style-name="P51"><text:span text:style-name="Strong_20_Emphasis">What it does</text:span>: This line checks whether the current user is a superuser.</text:p>
        </text:list-item>
        <text:list-item>
          <text:p text:style-name="P51"><text:span text:style-name="Strong_20_Emphasis">Why it's necessary</text:span>: The statistics provided by this view are intended only for superusers, who typically have administrative privileges. If a non-superuser attempts to access this endpoint, the request is denied.</text:p>
        </text:list-item>
        <text:list-item>
          <text:p text:style-name="P50"><text:span text:style-name="Strong_20_Emphasis">Error Handling</text:span>: If the user is not a superuser, the view returns a <text:span text:style-name="Source_20_Text">403 Forbidden</text:span> status with an error message indicating that the user does not have the required permissions.</text:p>
        </text:list-item>
      </text:list>
      <text:list text:style-name="L29">
        <text:list-item>
          <text:p text:style-name="P52"><text:span text:style-name="Strong_20_Emphasis">Querying the Database</text:span>:</text:p>
        </text:list-item>
      </text:list>
      <text:list text:style-name="L30">
        <text:list-item>
          <text:p text:style-name="P54"><text:span text:style-name="Strong_20_Emphasis">Purpose</text:span>: The next step involves querying the <text:span text:style-name="Source_20_Text">UserRequestHistory</text:span> model to gather data about the most queried stocks.</text:p>
        </text:list-item>
        <text:list-item>
          <text:p text:style-name="P54"><text:span text:style-name="Strong_20_Emphasis">Query Logic</text:span>:</text:p>
          <text:list>
            <text:list-item>
              <text:p text:style-name="P54"><text:span text:style-name="Source_20_Text">UserRequestHistory.objects.values('symbol')</text:span>: This returns a queryset of dictionaries containing the <text:span text:style-name="Source_20_Text">symbol</text:span> field from the <text:span text:style-name="Source_20_Text">UserRequestHistory</text:span> records.</text:p>
            </text:list-item>
            <text:list-item>
              <text:p text:style-name="P54"><text:span text:style-name="Source_20_Text">.annotate(times_requested=Count('symbol'))</text:span>: This adds a <text:span text:style-name="Source_20_Text">times_requested</text:span> field to each dictionary, representing the count of how many times each stock symbol has been requested.</text:p>
            </text:list-item>
            <text:list-item>
              <text:p text:style-name="P54"><text:span text:style-name="Source_20_Text">.order_by('-times_requested')[:5]</text:span>: Orders the queryset by the <text:span text:style-name="Source_20_Text">times_requested</text:span> field in descending order and limits the results to the top 5 most queried stocks.</text:p>
            </text:list-item>
          </text:list>
        </text:list-item>
        <text:list-item>
          <text:p text:style-name="P53"><text:span text:style-name="Strong_20_Emphasis">Why it's necessary</text:span>: Aggregating and counting the requests allows the view to generate the statistics required by the endpoint, showing the most popular stocks based on user queries.</text:p>
        </text:list-item>
      </text:list>
      <text:list text:style-name="L31">
        <text:list-item>
          <text:p text:style-name="P55"><text:span text:style-name="Strong_20_Emphasis">Formatting the Response</text:span>:</text:p>
        </text:list-item>
      </text:list>
      <text:list text:style-name="L32">
        <text:list-item>
          <text:p text:style-name="P57"><text:span text:style-name="Strong_20_Emphasis">Purpose</text:span>: The data retrieved from the database needs to be formatted into a JSON response that is easy to understand.</text:p>
        </text:list-item>
        <text:list-item>
          <text:p text:style-name="P57"><text:span text:style-name="Strong_20_Emphasis">Formatting Logic</text:span>:</text:p>
          <text:list>
            <text:list-item>
              <text:p text:style-name="P57">The list comprehension iterates over the <text:span text:style-name="Source_20_Text">top_stocks</text:span> queryset, creating a list of dictionaries. Each dictionary contains the stock symbol in lowercase and the number of times it was requested.</text:p>
            </text:list-item>
          </text:list>
        </text:list-item>
        <text:list-item>
          <text:p text:style-name="P56"><text:span text:style-name="Strong_20_Emphasis">Why it's necessary</text:span>: Proper formatting ensures that the response is clear and consistent, making it easier for the client (e.g., a dashboard or reporting tool) to consume and display the data.</text:p>
        </text:list-item>
      </text:list>
      <text:list text:style-name="L33">
        <text:list-item>
          <text:p text:style-name="P58"><text:span text:style-name="Strong_20_Emphasis">Returning the Response</text:span>:</text:p>
        </text:list-item>
      </text:list>
      <text:list text:style-name="L34">
        <text:list-item>
          <text:p text:style-name="P60"><text:span text:style-name="Source_20_Text">return Response(formatted_response)</text:span></text:p>
        </text:list-item>
        <text:list-item>
          <text:p text:style-name="P60"><text:span text:style-name="Strong_20_Emphasis">What it does</text:span>: Returns the formatted list of top stocks as a JSON response to the client.</text:p>
        </text:list-item>
        <text:list-item>
          <text:p text:style-name="P59"><text:span text:style-name="Strong_20_Emphasis">Why it's necessary</text:span>: This is the final step where the requested data is sent back to the client in the desired format.</text:p>
        </text:list-item>
      </text:list>
      <text:p text:style-name="P49"><text:soft-page-break/>Logic</text:p>
      <text:p text:style-name="P49"><text:span text:style-name="Strong_20_Emphasis">Extracting the Stock Code</text:span>:</text:p>
      <text:list text:style-name="L36">
        <text:list-item>
          <text:p text:style-name="P62"><text:span text:style-name="Source_20_Text">stock_code = request.query_params.get('q')</text:span></text:p>
        </text:list-item>
        <text:list-item>
          <text:p text:style-name="P62"><text:span text:style-name="Strong_20_Emphasis">What it does</text:span>: Extracts the stock code from the query parameters of the incoming GET request (e.g., <text:span text:style-name="Source_20_Text">?q=aapl.us</text:span>).</text:p>
        </text:list-item>
        <text:list-item>
          <text:p text:style-name="P61"><text:span text:style-name="Strong_20_Emphasis">Why it's necessary</text:span>: The stock code is required to query the specific stock data from the external API.</text:p>
        </text:list-item>
      </text:list>
      <text:list text:style-name="L37">
        <text:list-item>
          <text:p text:style-name="P63"><text:span text:style-name="Strong_20_Emphasis">Validation of Stock Code</text:span>:</text:p>
        </text:list-item>
      </text:list>
      <text:list text:style-name="L38">
        <text:list-item>
          <text:p text:style-name="P65"><text:span text:style-name="Source_20_Text">if not stock_code:</text:span></text:p>
        </text:list-item>
        <text:list-item>
          <text:p text:style-name="P65"><text:span text:style-name="Strong_20_Emphasis">What it does</text:span>: Checks if the stock code is provided in the query parameters.</text:p>
        </text:list-item>
        <text:list-item>
          <text:p text:style-name="P65"><text:span text:style-name="Strong_20_Emphasis">Why it's necessary</text:span>: If the stock code is missing, the request cannot proceed, so an error response is returned.</text:p>
        </text:list-item>
        <text:list-item>
          <text:p text:style-name="P64"><text:span text:style-name="Strong_20_Emphasis">Error Handling</text:span>: Returns a <text:span text:style-name="Source_20_Text">400 Bad Request</text:span> status with an error message if the stock code is not provided.</text:p>
        </text:list-item>
      </text:list>
      <text:list text:style-name="L39">
        <text:list-item>
          <text:p text:style-name="P66"><text:span text:style-name="Strong_20_Emphasis">Constructing the External API URL</text:span>:</text:p>
        </text:list-item>
      </text:list>
      <text:list text:style-name="L40">
        <text:list-item>
          <text:p text:style-name="P68"><text:span text:style-name="Source_20_Text">url = f'https://stooq.com/q/l/?s={stock_code}&amp;f=sd2t2ohlcvn&amp;h&amp;e=csv'</text:span></text:p>
        </text:list-item>
        <text:list-item>
          <text:p text:style-name="P68"><text:span text:style-name="Strong_20_Emphasis">What it does</text:span>: Constructs the URL for the Stooq API using the provided stock code.</text:p>
        </text:list-item>
        <text:list-item>
          <text:p text:style-name="P67"><text:span text:style-name="Strong_20_Emphasis">Why it's necessary</text:span>: The Stooq API requires the stock code to return the relevant stock data in CSV format. The URL is dynamically generated based on the query parameters.</text:p>
        </text:list-item>
      </text:list>
      <text:list text:style-name="L41">
        <text:list-item>
          <text:p text:style-name="P69"><text:span text:style-name="Strong_20_Emphasis">Making the External API Request</text:span>:</text:p>
        </text:list-item>
      </text:list>
      <text:list text:style-name="L42">
        <text:list-item>
          <text:p text:style-name="P71"><text:span text:style-name="Source_20_Text">response = requests.get(url)</text:span></text:p>
        </text:list-item>
        <text:list-item>
          <text:p text:style-name="P71"><text:span text:style-name="Strong_20_Emphasis">What it does</text:span>: Sends a GET request to the Stooq API to retrieve the stock data.</text:p>
        </text:list-item>
        <text:list-item>
          <text:p text:style-name="P70"><text:span text:style-name="Strong_20_Emphasis">Why it's necessary</text:span>: This is the core operation of the view, where the external stock data is fetched.</text:p>
        </text:list-item>
      </text:list>
      <text:list text:style-name="L43">
        <text:list-item>
          <text:p text:style-name="P72"><text:span text:style-name="Strong_20_Emphasis">Handling HTTP Errors</text:span>:</text:p>
        </text:list-item>
      </text:list>
      <text:list text:style-name="L44">
        <text:list-item>
          <text:p text:style-name="P74"><text:span text:style-name="Source_20_Text">response.raise_for_status()</text:span></text:p>
        </text:list-item>
        <text:list-item>
          <text:p text:style-name="P74"><text:span text:style-name="Strong_20_Emphasis">What it does</text:span>: Checks if the HTTP request to the Stooq API was successful. If the API returns an error (e.g., stock not found, API down), an exception is raised.</text:p>
        </text:list-item>
        <text:list-item>
          <text:p text:style-name="P73"><text:span text:style-name="Strong_20_Emphasis">Error Handling</text:span>: If the request fails, the exception is caught and an error response with status <text:span text:style-name="Source_20_Text">500 Internal Server Error</text:span> is returned.</text:p>
        </text:list-item>
      </text:list>
      <text:list text:style-name="L45">
        <text:list-item>
          <text:p text:style-name="P75"><text:span text:style-name="Strong_20_Emphasis">Parsing the CSV Response</text:span>:</text:p>
        </text:list-item>
      </text:list>
      <text:list text:style-name="L46">
        <text:list-item>
          <text:p text:style-name="P77"><text:span text:style-name="Source_20_Text">lines = response.text.splitlines()</text:span></text:p>
        </text:list-item>
        <text:list-item>
          <text:p text:style-name="P77"><text:span text:style-name="Strong_20_Emphasis">What it does</text:span>: Splits the response text into individual lines, which are expected to be in CSV format.</text:p>
        </text:list-item>
        <text:list-item>
          <text:p text:style-name="P77"><text:span text:style-name="Strong_20_Emphasis">Why it's necessary</text:span>: The Stooq API returns data in CSV format, so the response needs to be parsed accordingly.</text:p>
        </text:list-item>
        <text:list-item>
          <text:p text:style-name="P77"><text:soft-page-break/><text:span text:style-name="Strong_20_Emphasis">Validation</text:span>: Checks if the CSV response contains enough lines and columns to ensure it's a valid and expected format.</text:p>
        </text:list-item>
        <text:list-item>
          <text:p text:style-name="P76"><text:span text:style-name="Strong_20_Emphasis">Error Handling</text:span>: If the CSV format is invalid or incomplete, the view returns a <text:span text:style-name="Source_20_Text">500 Internal Server Error</text:span> with an appropriate error message.</text:p>
        </text:list-item>
      </text:list>
      <text:list text:style-name="L47">
        <text:list-item>
          <text:p text:style-name="P78"><text:span text:style-name="Strong_20_Emphasis">Extracting Stock Data</text:span>:</text:p>
        </text:list-item>
      </text:list>
      <text:list text:style-name="L48">
        <text:list-item>
          <text:p text:style-name="P80"><text:span text:style-name="Strong_20_Emphasis">What it does</text:span>: The view extracts relevant stock information (e.g., name, symbol, open, high, low, close prices) from the parsed CSV data.</text:p>
        </text:list-item>
        <text:list-item>
          <text:p text:style-name="P80"><text:span text:style-name="Strong_20_Emphasis">Why it's necessary</text:span>: After parsing the CSV, the data needs to be extracted and formatted into a dictionary that can be easily converted to JSON.</text:p>
        </text:list-item>
        <text:list-item>
          <text:p text:style-name="P79"><text:span text:style-name="Strong_20_Emphasis">Error Handling</text:span>: Ensures that the CSV has the expected number of fields. If not, it returns an error response.</text:p>
        </text:list-item>
      </text:list>
      <text:list text:style-name="L49">
        <text:list-item>
          <text:p text:style-name="P81"><text:span text:style-name="Strong_20_Emphasis">Returning the Stock Data</text:span>:</text:p>
        </text:list-item>
      </text:list>
      <text:list text:style-name="L50">
        <text:list-item>
          <text:p text:style-name="P83"><text:span text:style-name="Source_20_Text">return Response(stock_data)</text:span></text:p>
        </text:list-item>
        <text:list-item>
          <text:p text:style-name="P83"><text:span text:style-name="Strong_20_Emphasis">What it does</text:span>: Sends the extracted stock data as a JSON response to the client.</text:p>
        </text:list-item>
        <text:list-item>
          <text:p text:style-name="P82"><text:span text:style-name="Strong_20_Emphasis">Why it's necessary</text:span>: This is the final step where the requested data is returned in a structured and usable format.</text:p>
        </text:list-item>
      </text:list>
      <text:list text:style-name="L51">
        <text:list-item>
          <text:p text:style-name="P84"><text:span text:style-name="Strong_20_Emphasis">Exception Handling</text:span>:</text:p>
        </text:list-item>
      </text:list>
      <text:list text:style-name="L52">
        <text:list-item>
          <text:p text:style-name="P86"><text:span text:style-name="Strong_20_Emphasis">Purpose</text:span>: The entire request and parsing logic is wrapped in a <text:span text:style-name="Source_20_Text">try...except</text:span> block to handle any exceptions that may occur during the HTTP request or data processing.</text:p>
        </text:list-item>
        <text:list-item>
          <text:p text:style-name="P85"><text:span text:style-name="Strong_20_Emphasis">Error Handling</text:span>: If an exception occurs (e.g., network error, unexpected response format), it catches the error and returns a <text:span text:style-name="Source_20_Text">500 Internal Server Error</text:span> with the error message.</text:p>
        </text:list-item>
      </text:list>
      <text:p text:style-name="P49"/>
      <text:p text:style-name="P48">[</text:p>
      <text:p text:style-name="P49"><text:tab/>{</text:p>
      <text:p text:style-name="P49"><text:tab/><text:tab/>"stock": "msft.us",</text:p>
      <text:p text:style-name="P49"><text:tab/><text:tab/>"times_requested": 9</text:p>
      <text:p text:style-name="P49"><text:tab/>},</text:p>
      <text:p text:style-name="P49"><text:tab/>{</text:p>
      <text:p text:style-name="P49"><text:tab/><text:tab/>"stock": "zip.us",</text:p>
      <text:p text:style-name="P49"><text:tab/><text:tab/>"times_requested": 6</text:p>
      <text:p text:style-name="P49"><text:tab/>},</text:p>
      <text:p text:style-name="P49"><text:tab/>{</text:p>
      <text:p text:style-name="P49"><text:tab/><text:tab/>"stock": "aapl.us",</text:p>
      <text:p text:style-name="P49"><text:tab/><text:tab/>"times_requested": 5</text:p>
      <text:p text:style-name="P49"><text:tab/>},</text:p>
      <text:p text:style-name="P49"><text:tab/>{</text:p>
      <text:p text:style-name="P49"><text:tab/><text:tab/>"stock": "bdl.us",</text:p>
      <text:p text:style-name="P49"><text:tab/><text:tab/>"times_requested": 4</text:p>
      <text:p text:style-name="P49"><text:tab/>},</text:p>
      <text:p text:style-name="P49"><text:tab/>{</text:p>
      <text:p text:style-name="P49"><text:tab/><text:tab/>"stock": "mhd.us",</text:p>
      <text:p text:style-name="P49"><text:tab/><text:tab/>"times_requested": 2</text:p>
      <text:p text:style-name="P49"><text:tab/>}</text:p>
      <text:p text:style-name="P49">]</text:p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7:46:36.777291409</meta:creation-date>
    <dc:date>2024-08-07T18:37:02.763621814</dc:date>
    <meta:editing-duration>PT29M13S</meta:editing-duration>
    <meta:editing-cycles>1</meta:editing-cycles>
    <meta:document-statistic meta:table-count="0" meta:image-count="0" meta:object-count="0" meta:page-count="8" meta:paragraph-count="129" meta:word-count="1556" meta:character-count="9494" meta:non-whitespace-character-count="8139"/>
    <meta:generator>LibreOffice/24.2.1.2$Linux_X86_64 LibreOffice_project/db4def46b0453cc22e2d0305797cf981b68ef5ac</meta:generator>
  </office:meta>
</office:document-meta>
</file>